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cc1" officeooo:paragraph-rsid="00094d09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75cc1" officeooo:paragraph-rsid="00094d09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555in" fo:padding-right="0.0555in" fo:padding-top="0.0138in" fo:padding-bottom="0.0138in" fo:border="0.51pt solid #000000">
        <style:tab-stops>
          <style:tab-stop style:position="0.4925in"/>
        </style:tab-stops>
      </style:paragraph-properties>
      <style:text-properties fo:font-size="22pt" fo:font-weight="bold" officeooo:rsid="00175cc1" officeooo:paragraph-rsid="00094d09" style:font-size-asian="22pt" style:font-weight-asian="bold" style:font-size-complex="22pt" style:font-weight-complex="bold"/>
    </style:style>
    <style:style style:name="P4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555in" fo:padding-right="0.0555in" fo:padding-top="0.0138in" fo:padding-bottom="0.0138in" fo:border="0.51pt solid #000000">
        <style:tab-stops>
          <style:tab-stop style:position="0.4925in"/>
        </style:tab-stops>
      </style:paragraph-properties>
      <style:text-properties officeooo:paragraph-rsid="00094d09"/>
    </style:style>
    <style:style style:name="P5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555in" fo:padding-right="0.0555in" fo:padding-top="0.0138in" fo:padding-bottom="0.0138in" fo:border="0.51pt solid #000000">
        <style:tab-stops>
          <style:tab-stop style:position="0.4925in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officeooo:paragraph-rsid="00094d09" style:font-name-asian="Times New Roman" style:font-size-asian="11pt" style:font-style-asian="italic" style:font-weight-asian="normal" style:font-name-complex="Times New Roman" style:font-size-complex="11pt"/>
    </style:style>
    <style:style style:name="P6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555in" fo:padding-right="0.0555in" fo:padding-top="0.0138in" fo:padding-bottom="0.0138in" fo:border="0.51pt solid #000000">
        <style:tab-stops>
          <style:tab-stop style:position="0.4925in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officeooo:paragraph-rsid="00094d09" style:font-name-asian="Times New Roman" style:font-size-asian="11pt" style:font-style-asian="italic" style:font-weight-asian="normal" style:font-name-complex="Times New Roman" style:font-size-complex="11pt" style:font-weight-complex="normal"/>
    </style:style>
    <style:style style:name="P7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555in" fo:padding-right="0.0555in" fo:padding-top="0.0138in" fo:padding-bottom="0.0138in" fo:border="0.51pt solid #000000">
        <style:tab-stops>
          <style:tab-stop style:position="0.4925in"/>
        </style:tab-stops>
      </style:paragraph-properties>
      <style:text-properties fo:color="#000000" fo:font-size="11pt" officeooo:paragraph-rsid="00094d09" style:font-size-asian="11pt" style:font-size-complex="11pt"/>
    </style:style>
    <style:style style:name="P8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-left="0.0555in" fo:padding-right="0.0555in" fo:padding-top="0.0138in" fo:padding-bottom="0.0138in" fo:border="0.51pt solid #000000" fo:keep-with-next="auto">
        <style:tab-stops>
          <style:tab-stop style:position="0.4925in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officeooo:paragraph-rsid="00094d09" style:font-name-asian="Times New Roman" style:font-size-asian="11pt" style:font-style-asian="italic" style:font-weight-asian="normal" style:font-name-complex="Times New Roman" style:font-size-complex="11pt"/>
    </style:style>
    <style:style style:name="P9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-left="0.0555in" fo:padding-right="0.0555in" fo:padding-top="0.0138in" fo:padding-bottom="0.0138in" fo:border="0.51pt solid #000000" fo:keep-with-next="auto">
        <style:tab-stops>
          <style:tab-stop style:position="0.4925in"/>
        </style:tab-stops>
      </style:paragraph-properties>
      <style:text-properties officeooo:paragraph-rsid="00094d09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-left="0.0555in" fo:padding-right="0.0555in" fo:padding-top="0.0138in" fo:padding-bottom="0.0138in" fo:border="0.51pt solid #000000" fo:keep-with-next="auto">
        <style:tab-stops>
          <style:tab-stop style:position="0.4925in"/>
        </style:tab-stops>
      </style:paragraph-properties>
      <style:text-properties fo:color="#000000" fo:font-size="11pt" fo:font-style="italic" officeooo:paragraph-rsid="00094d09" style:font-size-asian="11pt" style:font-style-asian="italic" style:font-size-complex="11pt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-left="0.0555in" fo:padding-right="0.0555in" fo:padding-top="0.0138in" fo:padding-bottom="0.0138in" fo:border="0.51pt solid #000000" fo:keep-with-next="auto">
        <style:tab-stops>
          <style:tab-stop style:position="0.4925in"/>
        </style:tab-stops>
      </style:paragraph-properties>
      <style:text-properties fo:color="#000000" fo:font-size="11pt" officeooo:paragraph-rsid="00094d09" style:font-size-asian="11pt" style:font-size-complex="11pt"/>
    </style:style>
    <style:style style:name="T1" style:family="text">
      <style:text-properties officeooo:rsid="00094d09"/>
    </style:style>
    <style:style style:name="T2" style:family="text">
      <style:text-properties fo:color="#000000" fo:font-size="11pt" fo:font-style="italic" fo:font-weight="bold" style:font-size-asian="11pt" style:font-style-asian="italic" style:font-weight-asian="bold" style:font-size-complex="11pt" style:font-weight-complex="bold"/>
    </style:style>
    <style:style style:name="T3" style:family="text">
      <style:text-properties fo:color="#000000" fo:font-size="11pt" fo:font-style="italic" style:font-size-asian="11pt" style:font-style-asian="italic" style:font-size-complex="11pt"/>
    </style:style>
    <style:style style:name="T4" style:family="text">
      <style:text-properties fo:color="#000000" fo:font-size="11pt" fo:font-style="italic" officeooo:rsid="00094d09" style:font-size-asian="11pt" style:font-style-asian="italic" style:font-size-complex="11pt"/>
    </style:style>
    <style:style style:name="T5" style:family="text">
      <style:text-properties fo:color="#0000ff" fo:font-size="7pt" fo:font-style="italic" style:font-size-asian="7pt" style:font-style-asian="italic" style:font-size-complex="7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tyle="italic" style:text-underline-style="none" fo:font-weight="bold" style:font-name-asian="Times New Roman" style:font-style-asian="italic" style:font-weight-asian="bold" style:font-name-complex="Times New Roman" style:font-weight-complex="bold"/>
    </style:style>
    <style:style style:name="T10" style:family="text">
      <style:text-properties fo:font-style="italic" fo:font-weight="bold" style:font-style-asian="itali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nco <text:span text:style-name="T1">delle 12 pubblicazioni scientifiche allegate alla domanda</text:span></text:p>
      <text:p text:style-name="P1"/>
      <text:p text:style-name="P8">1) Francesco Belardinelli, Alessio Lomuscio, Aniello Murano, and Sasha Rubin. “Verification of Broadcasting Multi-Agent Systems against an Epistemic Strategy Logic”. In: International Joint Conference on Artificial Intelligence (IJCAI 2017). 2017. (DOI 10.24963/ijcai.2017/14)</text:p>
      <text:p text:style-name="P11"><text:span text:style-name="T9">CORE A*, 25% acceptance rate, 2540 submissions</text:span></text:p>
      <text:p text:style-name="P9"><text:span text:style-name="T6">2) </text:span><text:span text:style-name="T3">Blai Bonet, Giuseppe De Giacomo, Hector Geffner, and Sasha Rubin. “Generalized Planning: Non-</text:span></text:p>
      <text:p text:style-name="P10">Deterministic Abstractions and Trajectory Constraints”. In: International Joint Conference on Artificial<text:span text:style-name="T1"> </text:span>Intelligence (IJCAI 2017). 2017. <text:s/>(DOI 10.24963/ijcai.2017/121) </text:p>
      <text:p text:style-name="P4"><text:span text:style-name="T2">CORE A*, 25% acceptance rate, 2540</text:span><text:span text:style-name="T8"> submissions</text:span></text:p>
      <text:p text:style-name="P8">3) Raphael Berthon, Bastien Maubert, Aniello Murano, Sasha Rubin, and Moshe Vardi. “Strategy logic with imperfect information”. In: IEEE Symposium on Logic in Computer Science (LICS 2017). 2017. (DOI 10.1109/LICS.2017.8005136) </text:p>
      <text:p text:style-name="P7"><text:span text:style-name="T9">CORE A*</text:span></text:p>
      <text:p text:style-name="P9"><text:span text:style-name="T6">4) </text:span><text:span text:style-name="T3">Bakhadyr Khoussainov, André Nies, Sasha Rubin, and Frank Stephan. “Automatic Structures: Richness and Limitations”. In: Logical Methods in Computer Science 3.2 (2007). </text:span></text:p>
      <text:p text:style-name="P4">10.2168/LMCS-3(2:2)2007</text:p>
      <text:p text:style-name="P4"><text:span text:style-name="T2">SJR Q1</text:span><text:span text:style-name="T8"> , 98 citations</text:span></text:p>
      <text:p text:style-name="P8">5) Julian Gutierrez, Aniello Murano, Giuseppe Perelli, Sasha Rubin, and Michael Wooldridge. “Nash </text:p>
      <text:p text:style-name="P8">Equilibria in Concurrent Games with Lexicographic Preferences”. In: International Joint Conference </text:p>
      <text:p text:style-name="P8">on Artificial Intelligence (IJCAI 2017). 2017 (DOI 10.24963/ijcai.2017/148) </text:p>
      <text:p text:style-name="P7"><text:span text:style-name="T9">CORE A*, 25%, 2540 submissions</text:span></text:p>
      <text:p text:style-name="P9"><text:span text:style-name="T6">6) </text:span><text:span text:style-name="T3">Benjamin Aminof and Sasha Rubin. “First Cycle Games”. In: Information and Computation (2016).(DOI 10.1016/j.ic.2016.10.008) </text:span></text:p>
      <text:p text:style-name="P7"><text:span text:style-name="T10">SJR Q2, 12 citations</text:span></text:p>
      <text:p text:style-name="P8">7) R Bloem, S Jacobs, A Khalimov, I Konnov, S Rubin, H Veith, J Widder</text:p>
      <text:p text:style-name="P5">Decidability of parameterized verification</text:p>
      <text:p text:style-name="P5">Synthesis Lectures on Distributed Computing Theory 6 (1), 1-170</text:p>
      <text:p text:style-name="P5">https://doi.org/10.2200/S00658ED1V01Y201508DCT013)</text:p>
      <text:p text:style-name="P7"><text:span text:style-name="T9">30 citations</text:span></text:p>
      <text:p text:style-name="P8">8) D Bustan, S Rubin, MY Vardi</text:p>
      <text:p text:style-name="P5">Verifying omega-regular properties of markov chains</text:p>
      <text:p text:style-name="P4"><text:span text:style-name="T6">CAV 2004, 189-201 (</text:span><text:span text:style-name="T8"> </text:span><text:span text:style-name="T7">https://doi.org/10.1007/978-3-540-27813-9_15)</text:span></text:p>
      <text:p text:style-name="P7"><text:span text:style-name="T9">CORE A*, 31 citations</text:span></text:p>
      <text:p text:style-name="P8">9) Benjamin Aminof, Tomer Kotek, Sasha Rubin, Francesco Spegni, and Helmut Veith. “</text:p>
      <text:p text:style-name="P5">Parameterized model checking of rendezvous systems”. </text:p>
      <text:p text:style-name="P5">In: Distributed Computing (2017), pp. 1–36. issn: 1432-0452.</text:p>
      <text:p text:style-name="P5">doi: 10.1007/s00446-017-0302-6. url: http://dx.doi.org/10.1007/s00446-017-0302-6.</text:p>
      <text:p text:style-name="P7"><text:span text:style-name="T9">SJR Q2</text:span></text:p>
      <text:p text:style-name="P8">10) <text:s/>Bakhadyr Khoussainov, Sasha Rubin, Frank Stephan</text:p>
      <text:p text:style-name="P5">Automatic linear orders and trees</text:p>
      <text:p text:style-name="P5">ACM Transactions on Computational Logic (TOCL) 6 (4), 675-700</text:p>
      <text:p text:style-name="P6">doi: 10.1145/1094622.1094625</text:p>
      <text:p text:style-name="P7"><text:span text:style-name="T9">SJR Q1, <text:s/>63 citations</text:span></text:p>
      <text:p text:style-name="P8">11) <text:s/>Sasha Rubin. “Parameterised Verification of Autonomous Mobile-Agents in Static but Unknown </text:p>
      <text:p text:style-name="P8">Environments”. In: Proc. of the International Conference on Autonomous Agents and Multiagent </text:p>
      <text:p text:style-name="P8">Systems, (AAMAS 2015). 2015, pp. 199–208. ISBN: 978-1-4503-3413-6 . </text:p>
      <text:p text:style-name="P7"><text:span text:style-name="T9">CORE A*, 25%, 670 submissions</text:span></text:p>
      <text:p text:style-name="P9"><text:span text:style-name="T6">12) <text:s/></text:span><text:span text:style-name="T3">Sasha Rubin. “Automata Presenting Structures: A Survey of the Finite String Case”. In: Bulletin of</text:span><text:span text:style-name="T4"> </text:span><text:span text:style-name="T3">Symbolic Logic 14.2 (2008), pp. 169–209. (doi:10.2178/bsl/1208442827) </text:span></text:p>
      <text:p text:style-name="P3"><text:span text:style-name="T3">SJR Q1, 92 citations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28:44.274572266</meta:creation-date>
    <dc:date>2017-11-07T14:31:07.007116496</dc:date>
    <meta:editing-duration>P0D</meta:editing-duration>
    <meta:editing-cycles>1</meta:editing-cycles>
    <meta:document-statistic meta:table-count="0" meta:image-count="0" meta:object-count="0" meta:page-count="1" meta:paragraph-count="42" meta:word-count="383" meta:character-count="2960" meta:non-whitespace-character-count="2604"/>
    <meta:generator>LibreOffice/4.2.8.2$Linux_X86_64 LibreOffice_project/420m0$Build-2</meta:generator>
  </office:meta>
</office:document-meta>
</file>